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cab5" officeooo:paragraph-rsid="0003cab5"/>
    </style:style>
    <style:style style:name="P2" style:family="paragraph" style:parent-style-name="Standard" style:list-style-name="L12">
      <style:text-properties officeooo:rsid="0003cab5" officeooo:paragraph-rsid="0003cab5"/>
    </style:style>
    <style:style style:name="P3" style:family="paragraph" style:parent-style-name="Standard" style:list-style-name="L8">
      <style:text-properties officeooo:rsid="0003cab5" officeooo:paragraph-rsid="0003cab5"/>
    </style:style>
    <style:style style:name="P4" style:family="paragraph" style:parent-style-name="Standard" style:list-style-name="L11">
      <style:text-properties officeooo:rsid="0003cab5" officeooo:paragraph-rsid="0003cab5"/>
    </style:style>
    <style:style style:name="P5" style:family="paragraph" style:parent-style-name="Standard">
      <style:text-properties officeooo:rsid="0008f365" officeooo:paragraph-rsid="0003cab5"/>
    </style:style>
    <style:style style:name="P6" style:family="paragraph" style:parent-style-name="Standard" style:list-style-name="L2">
      <style:text-properties officeooo:rsid="0008f365" officeooo:paragraph-rsid="0003cab5"/>
    </style:style>
    <style:style style:name="P7" style:family="paragraph" style:parent-style-name="Standard" style:list-style-name="L7">
      <style:text-properties officeooo:rsid="0008f365" officeooo:paragraph-rsid="0003cab5"/>
    </style:style>
    <style:style style:name="P8" style:family="paragraph" style:parent-style-name="Standard" style:list-style-name="L9">
      <style:text-properties officeooo:rsid="0008f365" officeooo:paragraph-rsid="0003cab5"/>
    </style:style>
    <style:style style:name="P9" style:family="paragraph" style:parent-style-name="Standard" style:list-style-name="L10">
      <style:text-properties officeooo:rsid="0008f365" officeooo:paragraph-rsid="0003cab5"/>
    </style:style>
    <style:style style:name="P10" style:family="paragraph" style:parent-style-name="Standard" style:list-style-name="L11">
      <style:text-properties officeooo:rsid="0008f365" officeooo:paragraph-rsid="0003cab5"/>
    </style:style>
    <style:style style:name="P11" style:family="paragraph" style:parent-style-name="Standard">
      <style:text-properties fo:font-weight="bold" officeooo:rsid="0008f365" officeooo:paragraph-rsid="0003cab5" style:font-weight-asian="bold" style:font-weight-complex="bold"/>
    </style:style>
    <style:style style:name="P12" style:family="paragraph" style:parent-style-name="Standard">
      <style:text-properties officeooo:paragraph-rsid="0003cab5"/>
    </style:style>
    <style:style style:name="T1" style:family="text">
      <style:text-properties officeooo:rsid="0008f3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20</text:span>.02.2019</text:p>
      <text:p text:style-name="P5">Daily Scrum metting</text:p>
      <text:p text:style-name="P5"/>
      <text:p text:style-name="P5"/>
      <text:p text:style-name="P11">Allgemein</text:p>
      <text:p text:style-name="P5"/>
      <text:p text:style-name="P5">Getan:</text:p>
      <text:p text:style-name="P5"/>
      <text:p text:style-name="P5">Ziele:</text:p>
      <text:list xml:id="list236770602" text:style-name="L7">
        <text:list-item>
          <text:p text:style-name="P7">Dokumentationstool finden</text:p>
        </text:list-item>
      </text:list>
      <text:list xml:id="list199750944" text:style-name="L2">
        <text:list-header>
          <text:p text:style-name="P6"/>
        </text:list-header>
      </text:list>
      <text:p text:style-name="P11">Frontend</text:p>
      <text:p text:style-name="P5"/>
      <text:p text:style-name="P5">Getan:</text:p>
      <text:list xml:id="list1887846198" text:style-name="L8">
        <text:list-item>
          <text:p text:style-name="P3">Planung der Klassenstruktur </text:p>
        </text:list-item>
      </text:list>
      <text:p text:style-name="P12"/>
      <text:p text:style-name="P1">Probleme:</text:p>
      <text:list xml:id="list3139279229" text:style-name="L12">
        <text:list-item>
          <text:p text:style-name="P2">Entwicklungsrechner Bildschirm kaputt</text:p>
        </text:list-item>
      </text:list>
      <text:p text:style-name="P12"/>
      <text:p text:style-name="P5">Ziele:</text:p>
      <text:list xml:id="list2771503875" text:style-name="L9">
        <text:list-item>
          <text:p text:style-name="P8">erstere Prototyp </text:p>
        </text:list-item>
      </text:list>
      <text:p text:style-name="P5"/>
      <text:p text:style-name="P5"/>
      <text:p text:style-name="P11">Backend</text:p>
      <text:p text:style-name="P5"/>
      <text:p text:style-name="P5">Getan:</text:p>
      <text:list xml:id="list3273648819" text:style-name="L11">
        <text:list-item>
          <text:p text:style-name="P10">Swagger UI einbinden</text:p>
        </text:list-item>
        <text:list-item>
          <text:p text:style-name="P4">Entities programmiert</text:p>
        </text:list-item>
        <text:list-item>
          <text:p text:style-name="P10">weitere REST Controller programmieren </text:p>
        </text:list-item>
      </text:list>
      <text:p text:style-name="P5"/>
      <text:p text:style-name="P5">Ziel:</text:p>
      <text:list xml:id="list90661690035056" text:continue-numbering="true" text:style-name="L11">
        <text:list-item>
          <text:p text:style-name="P4">restliche Rest Controller programmieren</text:p>
        </text:list-item>
        <text:list-item>
          <text:p text:style-name="P4">für Testphase des Frontend Webservice lauffähig als jar Datei bereitstellen </text:p>
        </text:list-item>
        <text:list-item>
          <text:p text:style-name="P4">Securtiy Features implementiere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02:25.952565458</meta:creation-date>
    <dc:date>2019-02-21T09:06:59.638096143</dc:date>
    <meta:editing-duration>PT4M33S</meta:editing-duration>
    <meta:editing-cycles>1</meta:editing-cycles>
    <meta:document-statistic meta:table-count="0" meta:image-count="0" meta:object-count="0" meta:page-count="1" meta:paragraph-count="23" meta:word-count="61" meta:character-count="442" meta:non-whitespace-character-count="409"/>
    <meta:generator>LibreOffice/5.4.5.1$Linux_X86_64 LibreOffice_project/79c9829dd5d8054ec39a82dc51cd9eff340dbee8</meta:generator>
  </office:meta>
</office:document-meta>
</file>